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Lucida Sans Typewriter" svg:font-family="'Lucida Sans Typewriter'" style:font-family-generic="modern"/>
    <style:font-face style:name="Miriam Fixed" svg:font-family="'Miriam Fixed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WW8Num1"/>
    <style:style style:name="P2" style:family="paragraph" style:parent-style-name="Standard">
      <style:text-properties style:font-name-complex="Miriam Fixed"/>
    </style:style>
    <style:style style:name="P3" style:family="paragraph" style:parent-style-name="Standard">
      <style:paragraph-properties fo:margin-left="1in" fo:margin-right="0in" fo:text-indent="0in" style:auto-text-indent="false"/>
    </style:style>
    <style:style style:name="P4" style:family="paragraph" style:parent-style-name="Standard">
      <style:paragraph-properties fo:margin-left="1in" fo:margin-right="0in" fo:text-indent="0in" style:auto-text-indent="false"/>
      <style:text-properties style:font-name-complex="Miriam Fixed"/>
    </style:style>
    <style:style style:name="P5" style:family="paragraph" style:parent-style-name="Standard" style:master-page-name="Standard">
      <style:paragraph-properties fo:margin-left="1in" fo:margin-right="0in" fo:margin-top="0in" fo:margin-bottom="0.1665in" fo:text-align="center" style:justify-single-word="false" fo:text-indent="-0.75in" style:auto-text-indent="false" style:page-number="auto"/>
      <style:text-properties fo:font-size="16pt" style:font-size-asian="16pt" style:font-size-complex="16pt"/>
    </style:style>
    <style:style style:name="P6" style:family="paragraph" style:parent-style-name="Standard">
      <style:paragraph-properties fo:margin-top="0in" fo:margin-bottom="0.1665in"/>
    </style:style>
    <style:style style:name="P7" style:family="paragraph" style:parent-style-name="Standard" style:list-style-name="WW8Num1">
      <style:paragraph-properties fo:margin-top="0in" fo:margin-bottom="0.1665in"/>
    </style:style>
    <style:style style:name="P8" style:family="paragraph" style:parent-style-name="Standard">
      <style:paragraph-properties fo:margin-top="0in" fo:margin-bottom="0.1665in"/>
      <style:text-properties style:font-name-complex="Miriam Fixed"/>
    </style:style>
    <style:style style:name="P9" style:family="paragraph" style:parent-style-name="Standard">
      <style:paragraph-properties fo:margin-left="0.5in" fo:margin-right="0in" fo:margin-top="0in" fo:margin-bottom="0.1665in" fo:text-indent="0in" style:auto-text-indent="false"/>
    </style:style>
    <style:style style:name="P10" style:family="paragraph" style:parent-style-name="Standard" style:list-style-name="WW8Num1">
      <style:paragraph-properties fo:margin-left="-0.5in" fo:margin-right="0in" fo:margin-top="0in" fo:margin-bottom="0.1665in" fo:text-indent="0in" style:auto-text-indent="false">
        <style:tab-stops>
          <style:tab-stop style:position="1in"/>
        </style:tab-stops>
      </style:paragraph-properties>
      <style:text-properties style:font-name-complex="Miriam Fixed"/>
    </style:style>
    <style:style style:name="T1" style:family="text">
      <style:text-properties style:font-name-complex="Miriam Fixed"/>
    </style:style>
    <style:style style:name="T2" style:family="text">
      <style:text-properties style:font-name="Lucida Sans Typewriter" fo:font-size="10pt" style:font-size-asian="10pt" style:font-name-complex="Miriam Fixed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olr Installation</text:p>
      <text:list text:style-name="WW8Num1">
        <text:list-item>
          <text:p text:style-name="P7">Download Solr from <text:a xlink:type="simple" xlink:href="http://lucene.apache.org/solr/"><text:span text:style-name="Internet_20_link">http://lucene.apache.org/solr/</text:span></text:a></text:p>
        </text:list-item>
        <text:list-item>
          <text:p text:style-name="P7">If the Java JRE is not installed, it must be. <text:s/>It can be downloaded from <text:a xlink:type="simple" xlink:href="http://www.oracle.com/technetwork/java/javase/downloads/index.html"><text:span text:style-name="Internet_20_link">http://www.oracle.com/technetwork/java/javase/downloads/index.html</text:span></text:a></text:p>
        </text:list-item>
        <text:list-item>
          <text:p text:style-name="P7">Extract Solr to any directory you want, but don’t put it in any public directories. <text:s/>Solr is its own servlet and doesn’t need any of the files to be open to the public.</text:p>
        </text:list-item>
        <text:list-item>
          <text:p text:style-name="P7">Go into apache-solr-x.x.x/, and put the included kora_solr directory with all its contents. <text:s/>The example directory can be deleted to save some disk space but this is not necessary. <text:s/>Do not delete anything else.</text:p>
        </text:list-item>
        <text:list-item>
          <text:p text:style-name="P7">Go into apache-solr-x.x.x/kora_solr/solr/conf and open solrconfig.xml. <text:s/>Search for the entry “maxFieldLength”, and set this number to the maximum size (in bytes) you expect any of your documents to be. <text:s/>Otherwise, Solr may leave words out of the index.</text:p>
        </text:list-item>
        <text:list-item>
          <text:p text:style-name="P7">Go into apache-solr-x.x.x/kora_solr. <text:s/>Run the Solr installation with &gt;java –jar start.jar.</text:p>
        </text:list-item>
        <text:list-item>
          <text:p text:style-name="P7">Solr is now running, congratulations, it really was that easy! <text:s/>Now we need to add documents to the index and configure KORA to work with Solr.</text:p>
        </text:list-item>
        <text:list-item>
          <text:p text:style-name="P7">Your server should be configured to refuse any and all external requests to Solr (port 8983 by default). <text:s/>This will prevent outside users from interfering with your index. <text:s/>Only the server itself should have access to Solr.</text:p>
        </text:list-item>
        <text:list-item>
          <text:p text:style-name="P1">Go into KORA/includes/conf.php and add the following two lines:</text:p>
        </text:list-item>
      </text:list>
      <text:p text:style-name="P4"/>
      <text:p text:style-name="P3"><text:span text:style-name="T1">define('solr_url', 'http://your.server.here:8983/solr/');</text:span></text:p>
      <text:p text:style-name="P4">define('solr_enabled', true);</text:p>
      <text:p text:style-name="P2"><text:tab/></text:p>
      <text:p text:style-name="P9"><text:span text:style-name="T1">Replace “your.server.here” with the hostname for your server. <text:s/>Solr’s default port is 8983. <text:s/>If it is necessary to run multiple instances of Solr on one server, you can change the port used in apache-solr-x.x.x/kora_solr/etc/jetty.xml. <text:s/>Naturally you should also make this change in your KORA conf.php. <text:s/>Solr can be disabled (with the process still running) at any time by changing solr_enabled to false.</text:span></text:p>
      <text:list text:style-name="WW8Num1" text:continue-numbering="true">
        <text:list-item>
          <text:p text:style-name="P7"><text:span text:style-name="T1">Add to the KORA directory the following files: <text:s/>koraFileSearch.php, listOptions.php, solrAddAll.php. <text:s/>Overwrite ingestApprovedData.php with the Solr variant. <text:s/>In KORA/includes, add solrUtilities.php, and overwrite menu.php. <text:s/>In KORA/controls, overwrite fileControl.php. <text:s/>KORA is now fully configured with Solr, and any new documents added with a file control will automatically be added to the Solr index, and any records deleted from KORA will also be deleted from Solr.</text:span></text:p>
        </text:list-item>
        <text:list-item>
          <text:p text:style-name="P7"><text:span text:style-name="T1">Now we must get all already existing documents indexed (if applicable). <text:s/>From the browser, navigate to your KORA installation, and run solrAddAll.php. <text:s/>This is a script which searches the entire KORA/files directory and adds all existing documents to the </text:span><text:soft-page-break/><text:span text:style-name="T1">index. <text:s/>Depending on how many files you have, this could take several minutes (a hundred documents of, say, 500KB each) or even hours (several thousand documents, 500KB each). <text:s/>If you prefer to see the output as you go, you can run solrAddAll.php from the commandline.</text:span></text:p>
        </text:list-item>
      </text:list>
      <text:p text:style-name="P8"/>
      <text:p text:style-name="P8">Notes:</text:p>
      <text:list text:style-name="WW8Num1">
        <text:list-item>
          <text:list>
            <text:list-item>
              <text:p text:style-name="P10">A natural consequence of the huge range of PDF writers out there is that Solr is unable to index some PDF documents due to the way they are formatted. <text:s/>However, simply because Solr raises parsing exceptions does not necessarily mean the documents were not properly indexed.</text:p>
            </text:list-item>
            <text:list-item>
              <text:p text:style-name="P10">solrAddAll.php will display an error message for any files which fail to be indexed.</text:p>
            </text:list-item>
            <text:list-item>
              <text:p text:style-name="P10">If for any reason the entire index needs to be cleared, this can be done with the following command executed from commandline:</text:p>
            </text:list-item>
          </text:list>
        </text:list-item>
      </text:list>
      <text:p text:style-name="P6"><text:span text:style-name="T2">curl "http://your.server.here:8983/solr/update?commit=true" -H "Content-Type: text/xml" --data-binary "&lt;delete&gt;&lt;query&gt;*:*&lt;/query&gt;&lt;/delete&gt;"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Lucida Sans Typewriter" svg:font-family="'Lucida Sans Typewriter'" style:font-family-generic="modern"/>
    <style:font-face style:name="Miriam Fixed" svg:font-family="'Miriam Fixed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Miriam Fixed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1" style:family="text">
      <style:text-properties style:font-name="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suffix=")" style:num-format="1">
        <style:list-level-properties text:space-before="0.25in" text:min-label-width="0.25in"/>
      </text:list-level-style-number>
      <text:list-level-style-bullet text:level="2" text:style-name="WW8Num1z1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1)</dc:title>
    <meta:initial-creator>brandon.waterloo</meta:initial-creator>
    <meta:creation-date>2011-04-22T10:16:00</meta:creation-date>
    <dc:creator>brandon.waterloo</dc:creator>
    <dc:date>2011-04-29T12:04:00</dc:date>
    <meta:editing-cycles>14</meta:editing-cycles>
    <meta:editing-duration>PT1H17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1" meta:word-count="566" meta:character-count="3467"/>
  </office:meta>
</office:document-meta>
</file>